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HKGrotesk" svg:font-family="HKGrotesk, sans-serif"/>
    <style:font-face style:name="sans-serif" svg:font-family="sans-serif"/>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8pt" fo:font-weight="bold" style:font-size-asian="18pt" style:font-weight-asian="bold" style:font-size-complex="18pt"/>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style>
    <style:style style:name="P4" style:family="paragraph" style:parent-style-name="Standard">
      <style:text-properties fo:font-size="12pt" style:font-size-asian="12pt" style:font-size-complex="12pt"/>
    </style:style>
    <style:style style:name="P5" style:family="paragraph" style:parent-style-name="Standard">
      <style:paragraph-properties>
        <style:tab-stops>
          <style:tab-stop style:position="2.17cm"/>
        </style:tab-stops>
      </style:paragraph-properties>
      <style:text-properties fo:font-size="12pt" style:font-size-asian="12pt" style:font-size-complex="12pt"/>
    </style:style>
    <style:style style:name="P6" style:family="paragraph" style:parent-style-name="Standard">
      <style:text-properties fo:font-weight="bold" style:font-weight-asian="bold"/>
    </style:style>
    <style:style style:name="P7" style:family="paragraph" style:parent-style-name="Standard">
      <style:text-properties fo:color="#ff0000" fo:font-weight="bold" style:font-weight-asian="bold"/>
    </style:style>
    <style:style style:name="P8" style:family="paragraph" style:parent-style-name="Standard">
      <style:paragraph-properties>
        <style:tab-stops>
          <style:tab-stop style:position="2.17cm"/>
        </style:tab-stops>
      </style:paragraph-properties>
    </style:style>
    <style:style style:name="P9" style:family="paragraph" style:parent-style-name="Standard">
      <style:paragraph-properties fo:margin-left="1.27cm" fo:margin-right="0cm" fo:text-indent="0cm" style:auto-text-indent="false"/>
    </style:style>
    <style:style style:name="P10" style:family="paragraph" style:parent-style-name="Standard">
      <style:paragraph-properties fo:margin-left="1.27cm" fo:margin-right="0cm" fo:text-indent="0cm" style:auto-text-indent="false"/>
      <style:text-properties fo:font-size="12pt" style:font-size-asian="12pt" style:font-size-complex="12pt"/>
    </style:style>
    <style:style style:name="P11" style:family="paragraph" style:parent-style-name="Standard">
      <style:paragraph-properties fo:margin-left="1.27cm" fo:margin-right="0cm" fo:text-indent="0cm" style:auto-text-indent="false"/>
      <style:text-properties fo:font-size="12pt" fo:font-weight="bold" style:font-size-asian="12pt" style:font-weight-asian="bold" style:font-size-complex="12pt"/>
    </style:style>
    <style:style style:name="P12" style:family="paragraph" style:parent-style-name="Standard">
      <style:paragraph-properties fo:margin-left="1.27cm" fo:margin-right="0cm" fo:text-align="center" style:justify-single-word="false" fo:text-indent="0cm" style:auto-text-indent="false"/>
    </style:style>
    <style:style style:name="P13" style:family="paragraph" style:parent-style-name="Standard">
      <style:paragraph-properties fo:margin-left="1.27cm" fo:margin-right="0cm" fo:text-indent="0cm" style:auto-text-indent="false">
        <style:tab-stops>
          <style:tab-stop style:position="2.17cm"/>
        </style:tab-stops>
      </style:paragraph-properties>
    </style:style>
    <style:style style:name="P14" style:family="paragraph" style:parent-style-name="Standard">
      <style:paragraph-properties fo:margin-left="1.27cm" fo:margin-right="0cm" fo:text-align="center" style:justify-single-word="false" fo:text-indent="0cm" style:auto-text-indent="false"/>
      <style:text-properties fo:font-size="18pt" fo:font-weight="bold" style:font-size-asian="18pt" style:font-weight-asian="bold" style:font-size-complex="18pt"/>
    </style:style>
    <style:style style:name="P15" style:family="paragraph" style:parent-style-name="Standard">
      <style:paragraph-properties fo:margin-left="1.27cm" fo:margin-right="0cm" fo:text-indent="0cm" style:auto-text-indent="false"/>
      <style:text-properties officeooo:rsid="0003d3a4" officeooo:paragraph-rsid="0003d3a4"/>
    </style:style>
    <style:style style:name="P16" style:family="paragraph" style:parent-style-name="Standard">
      <style:paragraph-properties fo:margin-left="0.635cm" fo:margin-right="0cm" fo:text-indent="0cm" style:auto-text-indent="false"/>
    </style:style>
    <style:style style:name="P17" style:family="paragraph" style:parent-style-name="Standard">
      <style:paragraph-properties fo:margin-left="0.635cm" fo:margin-right="0cm" fo:text-indent="0cm" style:auto-text-indent="false"/>
      <style:text-properties fo:font-size="12pt" style:font-size-asian="12pt" style:font-size-complex="12pt"/>
    </style:style>
    <style:style style:name="P18" style:family="paragraph" style:parent-style-name="Standard" style:master-page-name="Standard">
      <style:paragraph-properties fo:text-align="center" style:justify-single-word="false" style:page-number="auto"/>
    </style:style>
    <style:style style:name="P19" style:family="paragraph" style:parent-style-name="List_20_Paragraph" style:list-style-name="WWNum1"/>
    <style:style style:name="P20" style:family="paragraph" style:parent-style-name="List_20_Paragraph">
      <style:text-properties fo:font-size="12pt" style:font-size-asian="12pt" style:font-size-complex="12pt"/>
    </style:style>
    <style:style style:name="P21" style:family="paragraph" style:parent-style-name="List_20_Paragraph" style:list-style-name="WWNum2"/>
    <style:style style:name="P22" style:family="paragraph" style:parent-style-name="List_20_Paragraph" style:list-style-name="WWNum5"/>
    <style:style style:name="P23" style:family="paragraph" style:parent-style-name="List_20_Paragraph" style:list-style-name="WWNum6"/>
    <style:style style:name="P24" style:family="paragraph" style:parent-style-name="List_20_Paragraph">
      <style:paragraph-properties fo:text-align="center" style:justify-single-word="false"/>
      <style:text-properties fo:font-weight="bold" style:font-weight-asian="bold"/>
    </style:style>
    <style:style style:name="P25" style:family="paragraph" style:parent-style-name="List_20_Paragraph" style:list-style-name="WWNum1">
      <style:paragraph-properties>
        <style:tab-stops>
          <style:tab-stop style:position="2.17cm"/>
        </style:tab-stops>
      </style:paragraph-properties>
    </style:style>
    <style:style style:name="P26" style:family="paragraph" style:parent-style-name="List_20_Paragraph">
      <style:text-properties officeooo:rsid="000667b5" officeooo:paragraph-rsid="000667b5"/>
    </style:style>
    <style:style style:name="P27" style:family="paragraph" style:parent-style-name="List_20_Paragraph">
      <style:text-properties fo:font-variant="normal" fo:text-transform="none" fo:color="#333333" style:font-name="HKGrotesk" fo:font-size="13.5pt" fo:letter-spacing="normal" fo:font-style="normal" fo:font-weight="normal" officeooo:rsid="000667b5" officeooo:paragraph-rsid="000667b5"/>
    </style:style>
    <style:style style:name="P28" style:family="paragraph" style:parent-style-name="List_20_Paragraph">
      <style:text-properties fo:font-variant="normal" fo:text-transform="none" fo:color="#333333" fo:letter-spacing="normal" officeooo:rsid="000667b5" officeooo:paragraph-rsid="000667b5"/>
    </style:style>
    <style:style style:name="P29" style:family="paragraph" style:parent-style-name="List_20_Paragraph">
      <style:paragraph-properties fo:margin-left="1.905cm" fo:margin-right="0cm" fo:text-indent="0cm" style:auto-text-indent="false"/>
      <style:text-properties fo:font-size="12pt" style:font-size-asian="12pt" style:font-size-complex="12pt"/>
    </style:style>
    <style:style style:name="T1" style:family="text">
      <style:text-properties fo:font-size="18pt" fo:font-weight="bold" style:font-size-asian="18pt" style:font-weight-asian="bold" style:font-size-complex="18pt"/>
    </style:style>
    <style:style style:name="T2" style:family="text">
      <style:text-properties fo:font-size="12pt" style:font-size-asian="12pt" style:font-size-complex="12pt"/>
    </style:style>
    <style:style style:name="T3" style:family="text">
      <style:text-properties fo:font-size="12pt" officeooo:rsid="0002a7a1" style:font-size-asian="12pt" style:font-size-complex="12pt"/>
    </style:style>
    <style:style style:name="T4" style:family="text">
      <style:text-properties fo:font-size="12pt" fo:font-weight="bold" style:font-size-asian="12pt" style:font-weight-asian="bold" style:font-size-complex="12pt"/>
    </style:style>
    <style:style style:name="T5" style:family="text">
      <style:text-properties fo:color="#ff0000" fo:font-size="12pt" fo:font-weight="bold" style:font-size-asian="12pt" style:font-weight-asian="bold" style:font-size-complex="12pt"/>
    </style:style>
    <style:style style:name="T6" style:family="text">
      <style:text-properties fo:color="#ff0000" fo:font-weight="bold" style:font-weight-asian="bold"/>
    </style:style>
    <style:style style:name="T7" style:family="text">
      <style:text-properties style:text-underline-style="solid" style:text-underline-width="auto" style:text-underline-color="font-color"/>
    </style:style>
    <style:style style:name="T8" style:family="text">
      <style:text-properties fo:font-weight="bold" style:font-weight-asian="bold"/>
    </style:style>
    <style:style style:name="T9" style:family="text">
      <style:text-properties fo:color="#806000" fo:font-size="12pt" style:font-size-asian="12pt" style:font-size-complex="12pt"/>
    </style:style>
    <style:style style:name="T10" style:family="text">
      <style:text-properties fo:font-variant="normal" fo:text-transform="none" fo:color="#222222" style:font-name="sans-serif" fo:font-size="10.5pt" fo:letter-spacing="normal" fo:font-style="normal" fo:font-weight="normal" style:font-size-asian="12pt" style:font-size-complex="12pt"/>
    </style:style>
    <style:style style:name="T11" style:family="text">
      <style:text-properties fo:font-variant="normal" fo:text-transform="none" fo:color="#222222" style:font-name="sans-serif" fo:font-size="10.5pt" fo:letter-spacing="normal" fo:font-style="normal" fo:font-weight="normal" officeooo:rsid="0002a7a1" style:font-size-asian="12pt" style:font-size-complex="12pt"/>
    </style:style>
    <style:style style:name="T12"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font-size-asian="12pt" style:font-size-complex="12pt"/>
    </style:style>
    <style:style style:name="T13"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style:font-size-asian="12pt" style:font-size-complex="12pt"/>
    </style:style>
    <style:style style:name="T14" style:family="text">
      <style:text-properties style:font-name="HKGrotesk" fo:font-size="13.5pt" fo:font-style="normal" fo:font-weight="normal"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Module 1:Intro to Node JS</text:span></text:p>
      <text:p text:style-name="P3"/>
      <text:list xml:id="list2508763547896276225" text:style-name="WWNum1">
        <text:list-item>
          <text:p text:style-name="P19"><text:span text:style-name="T2">Introduction:</text:span></text:p>
        </text:list-item>
      </text:list>
      <text:p text:style-name="Text_20_body"><text:span text:style-name="T10"><text:tab/>N</text:span><text:span text:style-name="T11">o</text:span><text:span text:style-name="T10">de.js was written initially by </text:span><text:a xlink:type="simple" xlink:href="https://en.wikipedia.org/wiki/Ryan_Dahl" text:style-name="Internet_20_link" text:visited-style-name="Visited_20_Internet_20_Link"><text:span text:style-name="T12">Ryan Dahl</text:span></text:a><text:span text:style-name="T10"> in 2009,</text:span><text:bookmark text:name="cite_ref-training.com_24-0"/><text:a xlink:type="simple" xlink:href="https://en.wikipedia.org/wiki/Node.js#cite_note-training.com-24" text:style-name="Internet_20_link" text:visited-style-name="Visited_20_Internet_20_Link"><text:span text:style-name="T13">[24]</text:span></text:a><text:span text:style-name="T10"> about thirteen years after <text:tab/></text:span><text:span text:style-name="T11">t</text:span><text:span text:style-name="T10">he introduction of the first server-side JavaScript environment, Netscape's <text:tab/></text:span><text:span text:style-name="T11">L</text:span><text:span text:style-name="T10">iveWire Pro Web.</text:span><text:bookmark text:name="cite_ref-25"/><text:a xlink:type="simple" xlink:href="https://en.wikipedia.org/wiki/Node.js#cite_note-25" text:style-name="Internet_20_link" text:visited-style-name="Visited_20_Internet_20_Link"><text:span text:style-name="T13">[25]</text:span></text:a><text:span text:style-name="T10"> The initial release supported only Linux and Mac OS X. Its <text:tab/></text:span><text:span text:style-name="T11">d</text:span><text:span text:style-name="T10">evelopment and maintenance was led by Dahl and later sponsored by </text:span><text:a xlink:type="simple" xlink:href="https://en.wikipedia.org/wiki/Joyent" text:style-name="Internet_20_link" text:visited-style-name="Visited_20_Internet_20_Link"><text:span text:style-name="T12">Joyent</text:span></text:a><text:span text:style-name="T10">.</text:span><text:span text:style-name="T13"><text:tab/></text:span></text:p>
      <text:p text:style-name="Text_20_body"><text:line-break/></text:p>
      <text:p text:style-name="List_20_Paragraph"><text:span text:style-name="T2"/></text:p>
      <text:p text:style-name="P20"/>
      <text:list xml:id="list144308381316845" text:continue-numbering="true" text:style-name="WWNum1">
        <text:list-item>
          <text:p text:style-name="P19"><text:span text:style-name="T2">What is Node Js</text:span></text:p>
        </text:list-item>
      </text:list>
      <text:p text:style-name="P20"/>
      <text:p text:style-name="List_20_Paragraph"><text:span text:style-name="T2">Node Js is a</text:span><text:span text:style-name="T3">n open-source,cross-platform,</text:span><text:span text:style-name="T2"> Javascript runtime </text:span><text:span text:style-name="T3">environment</text:span><text:span text:style-name="T2"> built on Chrome’s V8 Javascript Engine. Node Js uses an event-driven, Non-Blocking model that makes it lightweight and efficient. Node Js package ecosystem, npm, is the largest ecosystem of open source libraries in the world.</text:span></text:p>
      <text:p text:style-name="P20"/>
      <text:p text:style-name="List_20_Paragraph"><text:span text:style-name="T2">Node Js represents a “javaScript everywhere” paradigm, unifying web application development around a single programming language rather than different languages for server and client side scripts.</text:span></text:p>
      <text:p text:style-name="P20"/>
      <text:p text:style-name="P9"><text:span text:style-name="T2">Node Js lets developers use JS to write command line tools and for server side to produce dynamic web page content before the page is sent to the user’s web browser.</text:span></text:p>
      <text:p text:style-name="P15"><text:span text:style-name="T2">Unlike other apps , node is a single thread application</text:span></text:p>
      <text:p text:style-name="P20"/>
      <text:p text:style-name="List_20_Paragraph"><text:span text:style-name="T2">What it basically does is?</text:span></text:p>
      <text:list xml:id="list6787321203988215155" text:style-name="WWNum2">
        <text:list-item>
          <text:p text:style-name="P21"><text:span text:style-name="T2">A platform which allows us to run JavaScript on a computer/server</text:span></text:p>
        </text:list-item>
        <text:list-item>
          <text:p text:style-name="P21"><text:span text:style-name="T2">Read, Delete and Update Files</text:span></text:p>
        </text:list-item>
        <text:list-item>
          <text:p text:style-name="P21"><text:span text:style-name="T2">Easily communicate with a DB</text:span></text:p>
        </text:list-item>
      </text:list>
      <text:p text:style-name="P4"/>
      <text:list xml:id="list144308289745248" text:continue-list="list144308381316845" text:style-name="WWNum1">
        <text:list-item>
          <text:p text:style-name="P19"><text:span text:style-name="T2">Advantages of Node Js</text:span></text:p>
        </text:list-item>
      </text:list>
      <text:list xml:id="list2689572632438206668" text:style-name="WWNum5">
        <text:list-item>
          <text:p text:style-name="P22"><text:span text:style-name="T2">It is very lightweight and fast <text:s text:c="3"/></text:span></text:p>
        </text:list-item>
        <text:list-item>
          <text:p text:style-name="P22"><text:span text:style-name="T2">It is highly customizable and easy to configure</text:span></text:p>
        </text:list-item>
        <text:list-item>
          <text:p text:style-name="P22"><text:soft-page-break/><text:span text:style-name="T2">It comes with Node Package Manager(NPM) that contains 140,000+ packages that are available for free</text:span></text:p>
        </text:list-item>
        <text:list-item>
          <text:p text:style-name="P22"><text:span text:style-name="T2">It allows one to build the application in JS “top-to-bottom”, even down to DB level if NoSQL DB that stores objects in JSON(like MongDB and Firebase) is used. This makes development easier</text:span></text:p>
        </text:list-item>
        <text:list-item>
          <text:p text:style-name="P22"><text:span text:style-name="T2">It allows code to be reused across the client-side and server-side of the application.</text:span></text:p>
        </text:list-item>
      </text:list>
      <text:p text:style-name="List_20_Paragraph"><text:span text:style-name="T2"/></text:p>
      <text:p text:style-name="List_20_Paragraph"><text:span text:style-name="T2"/></text:p>
      <text:p text:style-name="P26"><text:span text:style-name="T2">There are several companies who prefers Node Js to make their websites and applications. Like</text:span></text:p>
      <text:p text:style-name="P26"><text:span text:style-name="T2"/></text:p>
      <text:p text:style-name="P26"><text:span text:style-name="T2">NETFLIX</text:span></text:p>
      <text:p text:style-name="P26"><text:span text:style-name="T2">At netflix the whole user interface is built with Node </text:span></text:p>
      <text:p text:style-name="P26"><text:span text:style-name="T2"/></text:p>
      <text:p text:style-name="P26"><text:span text:style-name="T2">UBER</text:span></text:p>
      <text:p text:style-name="P27"><text:span text:style-name="T2">At the end of a ride, the complete fare is automatically billed to the customer’s credit card. As one of the first companies that put Node.js into full production, Uber has built its massive matching system on Node.js</text:span></text:p>
      <text:p text:style-name="P26"><text:span text:style-name="T2"/></text:p>
      <text:p text:style-name="P26"><text:span text:style-name="T2">Linked In(Linked Mobile Development Lead Said)</text:span></text:p>
      <text:p text:style-name="P28"><text:span text:style-name="T2">“</text:span><text:span text:style-name="T14">One reason was scale. The second is, if you look at Node, the thing it’s best at doing is talking to other services.”</text:span></text:p>
      <text:p text:style-name="P26"><text:span text:style-name="T2"/></text:p>
      <text:p text:style-name="P29"/>
      <text:list xml:id="list144306887728490" text:continue-list="list144308289745248" text:style-name="WWNum1">
        <text:list-item>
          <text:p text:style-name="P19"><text:span text:style-name="T2">Traditional Web Server Model</text:span></text:p>
        </text:list-item>
      </text:list>
      <text:p text:style-name="P9"><text:span text:style-name="T2">Havlena.net-&gt; Traditional Web Server(Blocking and Non Blocking I/O)</text:span></text:p>
      <text:p text:style-name="P10"/>
      <text:list xml:id="list144306760721273" text:continue-numbering="true" text:style-name="WWNum1">
        <text:list-item>
          <text:p text:style-name="P19"><text:span text:style-name="T2">Node Js Process Model</text:span></text:p>
        </text:list-item>
      </text:list>
      <text:p text:style-name="P16"><text:span text:style-name="T2">As discussed in the previous module, in the traditional web server model, each request is handled by a dedicated thread from the thread pool. If no thread is available in the thread pool at any point of time then the request waits till the next available thread. Dedicated thread executes a particular request and does not return to the thread pool until it completes the execution and returns a response.</text:span></text:p>
      <text:p text:style-name="P16"><text:span text:style-name="T2">Node.js processes user requests differently when compared to a traditional web server model. Node JS runs in a single process and the application code runs in a single thread and therby needs less resources than other platforms. All the user requests to your web application will be handled by a single thread and all the I/O work or long running job is </text:span><text:soft-page-break/><text:span text:style-name="T2">performed asynchronously for a particular request. So, the single thread does not have to wait for the request to complete and is free to handle the next request. When asynchronous I/O work completed then it processes the request further and sends the response.</text:span></text:p>
      <text:p text:style-name="P16"><text:span text:style-name="T2">An event Loop is constantly watching for the events to be raised for an asynchronous job and executing callback function when the job completes. Internally, Node JS uses libev for the event loop which in turn uses internal C++ thread pool to provide asynchronous I/O.</text:span></text:p>
      <text:p text:style-name="P16"><text:span text:style-name="T2">Node.js process model increases the performance and scalability with a few caveats. Node Js is not fit for an application which performs CPU-intensive operations like image processing or other heavy computation work because it takes time to process a request and thereby blocks the single thread.</text:span></text:p>
      <text:p text:style-name="P17"/>
      <text:p text:style-name="P20"/>
      <text:p text:style-name="P1"><text:span text:style-name="T1">Module 3: Node JS Modules </text:span></text:p>
      <text:p text:style-name="P2"/>
      <text:list xml:id="list144306621299974" text:continue-numbering="true" text:style-name="WWNum1">
        <text:list-item>
          <text:p text:style-name="P19"><text:span text:style-name="T2">Functions</text:span></text:p>
        </text:list-item>
      </text:list>
      <text:p text:style-name="P9"><text:span text:style-name="T2">Javascript is a functional programming language, functions are fully typed objects that can be manipulated, extended, and passed around as data.</text:span></text:p>
      <text:p text:style-name="P9"><text:span text:style-name="T2">The default return type of a node js function is undefined.</text:span></text:p>
      <text:p text:style-name="P9"><text:span text:style-name="T5">Function Example</text:span></text:p>
      <text:p text:style-name="P9"><text:span text:style-name="T2">Function Scope:</text:span></text:p>
      <text:p text:style-name="P9"><text:span text:style-name="T2">Every time a function is called, a new variable scope is created. Variables declared in the parent scope are available to the function. Variable declared within the new scope are not available where the function exits.</text:span></text:p>
      <text:p text:style-name="P9"><text:span text:style-name="T5">Example</text:span></text:p>
      <text:p text:style-name="P9"><text:span text:style-name="T5">Immediately invoked Function : ()=&gt;{}</text:span></text:p>
      <text:p text:style-name="P9"><text:span text:style-name="T6">HIGHER ORDER FUNCTIONS(ADVANCED)</text:span></text:p>
      <text:p text:style-name="P11"/>
      <text:list xml:id="list144308391499257" text:continue-numbering="true" text:style-name="WWNum1">
        <text:list-item>
          <text:p text:style-name="P19"><text:soft-page-break/><text:span text:style-name="T4">BUFFER</text:span></text:p>
        </text:list-item>
      </text:list>
      <text:p text:style-name="P9"><text:span text:style-name="T2">Need more insights on this.</text:span></text:p>
      <text:p text:style-name="P10"/>
      <text:list xml:id="list144308482836572" text:continue-numbering="true" text:style-name="WWNum1">
        <text:list-item>
          <text:p text:style-name="P19"><text:span text:style-name="T4">MODULES</text:span></text:p>
        </text:list-item>
      </text:list>
      <text:p text:style-name="Standard">Node Modules can be considered same as JavaScript Libraries. Modules are simple or complex functionality organized in single or multiple file JS files which can be reused throughout the Node Js application</text:p>
      <text:p text:style-name="Standard">To include a module, use the require() function with the name of the module. For example:</text:p>
      <text:p text:style-name="Standard"><text:tab/><text:tab/>var http=require(‘http’)</text:p>
      <text:p text:style-name="Standard">We can also create our own module which in turn can also be used in other programs using the require keyword.</text:p>
      <text:p text:style-name="Standard">Use the <text:span text:style-name="T7">exports</text:span> keyword to make properties and methods available outside the module file.</text:p>
      <text:p text:style-name="Standard">Let us create a module which gives the current date and time</text:p>
      <text:p text:style-name="Standard">exports.CurrentDT=function(){</text:p>
      <text:p text:style-name="Standard">return Date();</text:p>
      <text:p text:style-name="Standard">};</text:p>
      <text:p text:style-name="Standard"/>
      <text:p text:style-name="Standard">There are primarily three types of Node Modules:</text:p>
      <text:list xml:id="list7045235556649287222" text:style-name="WWNum6">
        <text:list-item>
          <text:p text:style-name="P23">Core Modules</text:p>
        </text:list-item>
        <text:list-item>
          <text:p text:style-name="P23">Local Modules</text:p>
        </text:list-item>
        <text:list-item>
          <text:p text:style-name="P23">Third Party Modules</text:p>
        </text:list-item>
      </text:list>
      <text:p text:style-name="Standard"/>
      <text:p text:style-name="P6"/>
      <text:p text:style-name="P6"/>
      <text:p text:style-name="Standard"><text:span text:style-name="T8">Core Modules</text:span></text:p>
      <text:p text:style-name="Standard">The core modules include bare minimum but important functionalities of Node Js. These modules are compiled into its binary distribution and load automatically when Node process starts, however you need to import the node modules manually in order to use it in your application.</text:p>
      <text:p text:style-name="Standard"/>
      <text:p text:style-name="Standard"><text:span text:style-name="T6">Complete other modules.</text:span></text:p>
      <text:p text:style-name="P7"><text:soft-page-break/></text:p>
      <text:p text:style-name="P24"/>
      <text:p text:style-name="P12"><text:span text:style-name="T1">Module 4: Node Package Manager</text:span></text:p>
      <text:p text:style-name="P13"><text:span text:style-name="T1"><text:tab/></text:span></text:p>
      <text:list xml:id="list144307954143566" text:continue-list="list144308482836572" text:style-name="WWNum1">
        <text:list-item>
          <text:p text:style-name="P25"><text:span text:style-name="T2">What is NPM?</text:span></text:p>
        </text:list-item>
      </text:list>
      <text:p text:style-name="P8"><text:span text:style-name="T2"><text:tab/>NPM is a package manager for the JavaScript programming language. It is the default package manager for the JavaScript runtime environment Node Js. It consists of a command line client</text:span><text:bookmark text:name="_GoBack"/><text:span text:style-name="T2">, also called npm, and an online databases of free public and paid-for private packages, called the npm registry. The registry is accessed via the client, and the available packages can be browsed and searched via the npm website. The package manager and the registry are managed by npm,Inc.</text:span></text:p>
      <text:p text:style-name="P5"/>
      <text:list xml:id="list144308263427592" text:continue-numbering="true" text:style-name="WWNum1">
        <text:list-item>
          <text:p text:style-name="P25"><text:span text:style-name="T2">Installing Packages Locally </text:span><text:span text:style-name="T9">(Demo)</text:span></text:p>
        </text:list-item>
        <text:list-item>
          <text:p text:style-name="P25"><text:span text:style-name="T2">Adding dependency to package.json </text:span><text:span text:style-name="T9">(Demo)</text:span></text:p>
        </text:list-item>
        <text:list-item>
          <text:p text:style-name="P25"><text:span text:style-name="T2">Installing package globally </text:span><text:span text:style-name="T9">(Demo)</text:span></text:p>
        </text:list-item>
        <text:list-item>
          <text:p text:style-name="P25"><text:span text:style-name="T2">Updating packages </text:span><text:span text:style-name="T9">(Demo)</text:span></text:p>
        </text:list-item>
      </text:list>
      <text:p text:style-name="P14"/>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HKGrotesk" svg:font-family="HKGrotesk, sans-serif"/>
    <style:font-face style:name="sans-serif" svg:font-family="sans-serif"/>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fo:font-size="12pt" fo:font-weight="bold" style:font-name-asian="Calibri1" style:font-family-asian="Calibri"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ket Biswas</meta:initial-creator>
    <meta:editing-cycles>4</meta:editing-cycles>
    <meta:creation-date>2019-08-29T18:01:00</meta:creation-date>
    <dc:date>2019-09-07T14:43:06.374934901</dc:date>
    <meta:editing-duration>PT1H50M5S</meta:editing-duration>
    <meta:generator>LibreOffice/5.1.6.2$Linux_X86_64 LibreOffice_project/10m0$Build-2</meta:generator>
    <meta:document-statistic meta:table-count="0" meta:image-count="0" meta:object-count="0" meta:page-count="5" meta:paragraph-count="70" meta:word-count="1034" meta:character-count="6267" meta:non-whitespace-character-count="5309"/>
    <meta:user-defined meta:name="AppVersion">15.0000</meta:user-defined>
    <meta:user-defined meta:name="Company">RI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